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91C00000592A8707F1F7457A0C2.png" manifest:media-type="image/png"/>
  <manifest:file-entry manifest:full-path="Pictures/100002010000038E0000017C5040EFB9BD66D204.png" manifest:media-type="image/png"/>
  <manifest:file-entry manifest:full-path="Pictures/10000000000001200000013DCECF98F8A2D3A029.png" manifest:media-type="image/png"/>
  <manifest:file-entry manifest:full-path="Pictures/1000020100000150000000C2BEFFC26313F3F8FF.png" manifest:media-type="image/pn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3FB000002FEB528F9131CE9C53F.png" manifest:media-type="image/png"/>
  <manifest:file-entry manifest:full-path="Pictures/10000201000003FC000002FE34EE477067800E1D.png" manifest:media-type="image/png"/>
  <manifest:file-entry manifest:full-path="Pictures/1000020100000546000003F2463ED52D1D2417EC.png" manifest:media-type="image/png"/>
  <manifest:file-entry manifest:full-path="Pictures/10000201000001F300000190EE794D077BBA71AD.png" manifest:media-type="image/png"/>
  <manifest:file-entry manifest:full-path="Pictures/10000201000001080000011A96B3DBEA3518D949.png" manifest:media-type="image/png"/>
  <manifest:file-entry manifest:full-path="Pictures/10000201000001B900000080DB432175D77FDC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5.08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5.581cm"/>
    </style:style>
    <style:style style:name="pr4" style:family="presentation" style:parent-style-name="Forestbird1-notes">
      <style:graphic-properties draw:fill-color="#ffffff" draw:auto-grow-height="true" fo:min-height="13.364cm"/>
    </style:style>
    <style:style style:name="pr5" style:family="presentation" style:parent-style-name="Forestbird2-title">
      <style:graphic-properties draw:auto-grow-height="true" fo:min-height="5.581cm"/>
    </style:style>
    <style:style style:name="pr6" style:family="presentation" style:parent-style-name="Forestbird2-notes">
      <style:graphic-properties draw:fill-color="#ffffff" draw:auto-grow-height="true" fo:min-height="13.364cm"/>
    </style:style>
    <style:style style:name="pr7" style:family="presentation" style:parent-style-name="Forestbird-title">
      <style:graphic-properties draw:auto-grow-height="true" fo:min-height="5.581cm"/>
    </style:style>
    <style:style style:name="P1" style:family="paragraph">
      <style:text-properties fo:color="#ff4000" style:font-name="Noto Sans Arabic UI Bk" fo:font-weight="bold" style:font-weight-asian="bold" style:font-name-complex="Noto Sans Arabic UI Bk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ff4000" style:font-name="Noto Sans Arabic UI Bk" fo:font-size="140.600006103516pt" style:font-size-asian="80pt" style:font-name-complex="Noto Sans Arabic UI Bk" style:font-size-complex="80pt"/>
    </style:style>
    <style:style style:name="T2" style:family="text">
      <style:text-properties fo:color="#ff4000" style:font-name="Noto Sans Arabic UI Bk" fo:font-size="113.800003051758pt" style:font-size-asian="66pt" style:font-name-complex="Noto Sans Arabic UI Bk" style:font-size-complex="66pt"/>
    </style:style>
    <style:style style:name="T3" style:family="text">
      <style:text-properties fo:color="#ff4000" style:font-name="Noto Sans Arabic UI Bk" fo:font-size="92.1999969482422pt" style:font-size-asian="54pt" style:font-name-complex="Noto Sans Arabic UI Bk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5.08cm" svg:x="1.979cm" svg:y="7.112cm" presentation:class="title" presentation:user-transformed="true">
          <draw:text-box>
            <text:p><text:span text:style-name="T1">مفاهیم گیت</text:span></text:p>
          </draw:text-box>
        </draw:frame>
        <draw:frame draw:style-name="gr1" draw:text-style-name="P2" draw:layer="layout" svg:width="6.858cm" svg:height="2.863cm" svg:x="1.778cm" svg:y="12.446cm">
          <draw:image xlink:href="Pictures/100002010000038E0000017C5040EFB9BD66D2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5.581cm" svg:x="2.995cm" svg:y="7.112cm" presentation:class="title" presentation:user-transformed="true">
          <draw:text-box>
            <text:p><text:span text:style-name="T1">مخزن</text:span><text:line-break/>Repository</text:p>
          </draw:text-box>
        </draw:frame>
        <draw:frame draw:style-name="gr1" draw:text-style-name="P2" draw:layer="layout" svg:width="5.841cm" svg:height="6.429cm" svg:x="4.319cm" svg:y="7.112cm">
          <draw:image xlink:href="Pictures/10000000000001200000013DCECF98F8A2D3A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1">اضافه کردن</text:span><text:line-break/>Add/Stage</text:p>
          </draw:text-box>
        </draw:frame>
        <draw:frame draw:style-name="gr1" draw:text-style-name="P2" draw:layer="layout" svg:width="11.849cm" svg:height="6.839cm" svg:x="1.524cm" svg:y="11.176cm">
          <draw:image xlink:href="Pictures/1000020100000150000000C2BEFFC26313F3F8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1">ثبت کردن</text:span><text:line-break/>Commit</text:p>
          </draw:text-box>
        </draw:frame>
        <draw:frame draw:style-name="gr1" draw:text-style-name="P2" draw:layer="layout" svg:width="7.935cm" svg:height="8.477cm" svg:x="2.225cm" svg:y="9.303cm">
          <draw:image xlink:href="Pictures/10000201000001080000011A96B3DBEA3518D9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0">
        <office:forms form:automatic-focus="false" form:apply-design-mode="false"/>
        <draw:frame presentation:style-name="pr7" draw:layer="layout" svg:width="25.199cm" svg:height="5.581cm" svg:x="2.996cm" svg:y="7.113cm" presentation:class="title" presentation:user-transformed="true">
          <draw:text-box>
            <text:p><text:span text:style-name="T2">مخزن راه دور</text:span><text:line-break/>Remote Repository</text:p>
          </draw:text-box>
        </draw:frame>
        <draw:frame draw:style-name="gr1" draw:text-style-name="P2" draw:layer="layout" svg:width="11.429cm" svg:height="8.55cm" svg:x="1.017cm" svg:y="4.572cm">
          <draw:image xlink:href="Pictures/1000020100000546000003F2463ED52D1D2417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3">مخزن مشترک</text:span><text:line-break/>Share repository</text:p>
          </draw:text-box>
        </draw:frame>
        <draw:frame draw:style-name="gr1" draw:text-style-name="P2" draw:layer="layout" svg:width="9.482cm" svg:height="7.6cm" svg:x="1.778cm" svg:y="9.418cm">
          <draw:image xlink:href="Pictures/10000201000001F300000190EE794D077BBA71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1">ارسال</text:span><text:line-break/>Push</text:p>
          </draw:text-box>
        </draw:frame>
        <draw:frame draw:style-name="gr1" draw:text-style-name="P2" draw:layer="layout" svg:width="10.922cm" svg:height="8.754cm" svg:x="1.778cm" svg:y="8.264cm">
          <draw:image xlink:href="Pictures/10000201000001F300000190EE794D077BBA71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1">دریافت</text:span><text:line-break/>Pull</text:p>
          </draw:text-box>
        </draw:frame>
        <draw:frame draw:style-name="gr1" draw:text-style-name="P2" draw:layer="layout" svg:width="11.091cm" svg:height="8.89cm" svg:x="0.762cm" svg:y="8.128cm">
          <draw:image xlink:href="Pictures/10000201000001F300000190EE794D077BBA71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5" draw:layer="layout" svg:width="25.199cm" svg:height="5.581cm" svg:x="2.996cm" svg:y="7.113cm" presentation:class="title" presentation:user-transformed="true">
          <draw:text-box>
            <text:p><text:span text:style-name="T1">تضاد</text:span><text:line-break/>Conflict</text:p>
          </draw:text-box>
        </draw:frame>
        <draw:frame draw:style-name="gr3" draw:text-style-name="P5" draw:layer="layout" svg:width="15.554cm" svg:height="4.513cm" svg:x="2.226cm" svg:y="13.462cm">
          <draw:image xlink:href="Pictures/10000201000001B900000080DB432175D77FDC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5.581cm" svg:x="2.233cm" svg:y="2.54cm" presentation:class="title" presentation:user-transformed="true">
          <draw:text-box>
            <text:p><text:span text:style-name="T1">شاخه ها</text:span><text:line-break/>Branch</text:p>
          </draw:text-box>
        </draw:frame>
        <draw:frame draw:style-name="gr3" draw:text-style-name="P5" draw:layer="layout" svg:width="16.392cm" svg:height="10.022cm" svg:x="1.016cm" svg:y="8.128cm">
          <draw:image xlink:href="Pictures/100002010000091C00000592A8707F1F7457A0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5.581cm" svg:x="1.725cm" svg:y="7.373cm" presentation:class="title" presentation:user-transformed="true">
          <draw:text-box>
            <text:p><text:span text:style-name="T1">سوال؟</text:span><text:line-break/>Questio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09:20:45.569813411</meta:creation-date>
    <meta:editing-duration>PT44M27S</meta:editing-duration>
    <meta:editing-cycles>11</meta:editing-cycles>
    <meta:generator>LibreOffice/6.2.8.2$Linux_X86_64 LibreOffice_project/20$Build-2</meta:generator>
    <dc:title>Forestbird</dc:title>
    <dc:date>2019-11-15T11:12:25.773345746</dc:date>
    <meta:document-statistic meta:object-count="97"/>
  </office:meta>
</office:document-meta>
</file>